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heckbox (Dashboard)</text:h>
                    <text:list>
                        <text:list-item>
                            <text:h text:style-name="Heading_20_2" text:outline-level="2">Description</text:h>
                        </text:list-item>
                    </text:list>
                </text:list-item>
            </text:list>

            <text:p text:style-name="Standard"><text:span text:style-name="backtick">Checkbox</text:span> Widget is used when we want a turn ON or turn OFF option.</text:p>

            
                <text:list xml:id="list_Checkbox (Dashboard)2" text:continue-numbering="true" text:continue-list="list_Checkbox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Checkbox (Dashboard)5" text:continue-numbering="true" text:continue-list="list_Checkbox (Dashboard)4"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Label displayed next to the checkbox.</text:p>,
                                            <text:list xml:id="list_Checkbox (Dashboard)6" text:continue-numbering="true" text:continue-list="list_Checkbox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Dashboard)7" text:continue-numbering="true" text:continue-list="list_Checkbox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Checkbox (Dashboard)8" text:continue-numbering="true" text:continue-list="list_Checkbox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Checkbox (Dashboard)9" text:continue-numbering="true" text:continue-list="list_Checkbox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Checkbox (Dashboard)10" text:continue-numbering="true" text:continue-list="list_Checkbox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eckbox (Dashboard)11" text:continue-numbering="true" text:continue-list="list_Checkbox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eckbox (Dashboard)12" text:continue-numbering="true" text:continue-list="list_Checkbox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eckbox (Dashboard)13" text:continue-numbering="true" text:continue-list="list_Checkbox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eckbox (Dashboard)14" text:continue-numbering="true" text:continue-list="list_Checkbox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Dashboard)15" text:continue-numbering="true" text:continue-list="list_Checkbox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Dashboard)16" text:continue-numbering="true" text:continue-list="list_Checkbox (Dashboard)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eckbox (Dashboard)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Dashboard)18" text:continue-numbering="true" text:continue-list="list_Checkbox (Dashboard)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eckbox (Dashboard)19" text:continue-numbering="true" text:continue-list="list_Checkbox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eckbox (Dashboard)20" text:continue-numbering="true" text:continue-list="list_Checkbox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eckbox (Dashboard)3" text:continue-numbering="true" text:continue-list="list_Checkbox (Dashboard)2" text:style-name="Outline">
                        <text:list-item>
                            <text:list>
                                <text:list-item>
                                    <text:h text:style-name="Heading_20_2" text:outline-level="2">Examples</text:h>
                                </text:list-item>
                            </text:list>
                        </text:list-item>
                    </text:list>
                    <text:p text:style-name="Standard"/>
                    
                    <text:list xml:id="list_Checkbox (Dashboard)2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